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2" style:family="graphic" style:parent-style-name="standard">
      <style:graphic-properties draw:textarea-horizontal-align="justify" draw:textarea-vertical-align="middle" draw:auto-grow-height="false" fo:min-height="2.544cm" fo:min-width="4.58cm"/>
    </style:style>
    <style:style style:name="gr3" style:family="graphic" style:parent-style-name="standard">
      <style:graphic-properties draw:textarea-horizontal-align="justify" draw:textarea-vertical-align="middle" draw:auto-grow-height="false" fo:min-height="2.798cm" fo:min-width="5.8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925cm" fo:min-width="5.469cm"/>
    </style:style>
    <style:style style:name="gr6" style:family="graphic" style:parent-style-name="standard">
      <style:graphic-properties draw:textarea-horizontal-align="justify" draw:textarea-vertical-align="middle" draw:auto-grow-height="false" fo:min-height="3.052cm" fo:min-width="4.707cm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2.925cm" fo:min-width="5.85cm"/>
    </style:style>
    <style:style style:name="gr9" style:family="graphic" style:parent-style-name="standard">
      <style:graphic-properties draw:textarea-horizontal-align="justify" draw:textarea-vertical-align="middle" draw:auto-grow-height="false" fo:min-height="2.925cm" fo:min-width="5.723cm"/>
    </style:style>
    <style:style style:name="gr10" style:family="graphic" style:parent-style-name="standard">
      <style:graphic-properties draw:textarea-horizontal-align="justify" draw:textarea-vertical-align="middle" draw:auto-grow-height="false" fo:min-height="1.779cm" fo:min-width="4.961cm"/>
    </style:style>
    <style:style style:name="gr11" style:family="graphic" style:parent-style-name="standard">
      <style:graphic-properties draw:textarea-horizontal-align="justify" draw:textarea-vertical-align="middle" draw:auto-grow-height="false" fo:min-height="2.29cm" fo:min-width="4.834cm"/>
    </style:style>
    <style:style style:name="gr12" style:family="graphic" style:parent-style-name="standard">
      <style:graphic-properties draw:textarea-horizontal-align="justify" draw:textarea-vertical-align="middle" draw:auto-grow-height="false" fo:min-height="1.528cm" fo:min-width="5.85cm"/>
    </style:style>
    <style:style style:name="gr13" style:family="graphic" style:parent-style-name="standard">
      <style:graphic-properties draw:textarea-horizontal-align="justify" draw:textarea-vertical-align="middle" draw:auto-grow-height="false" fo:min-height="1.401cm" fo:min-width="5.977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502cm" svg:height="1.187cm" svg:x="8.874cm" svg:y="2.143cm">
          <draw:text-box>
            <text:p/>
          </draw:text-box>
        </draw:frame>
        <draw:custom-shape draw:style-name="gr2" draw:text-style-name="P3" xml:id="id1" draw:id="id1" draw:layer="layout" svg:width="5.08cm" svg:height="2.794cm" svg:x="7.604cm" svg:y="1.254cm">
          <text:p text:style-name="P2"><text:span text:style-name="T1">ControlStkListing.p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6.35cm" svg:height="3.048cm" svg:x="1.148cm" svg:y="4.223cm">
          <text:p text:style-name="P2"><text:span text:style-name="T1">ControlStkVolumeB4a.py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7.604cm" svg:y1="2.651cm" svg:x2="4.323cm" svg:y2="4.223cm" draw:start-shape="id1" draw:start-glue-point="3" draw:end-shape="id2" svg:d="M7604 2651h-3281v1572" svg:viewBox="0 0 3282 1573">
          <text:p/>
        </draw:connector>
        <draw:custom-shape draw:style-name="gr5" draw:text-style-name="P3" xml:id="id3" draw:id="id3" draw:layer="layout" svg:width="5.969cm" svg:height="3.175cm" svg:x="14.462cm" svg:y="4.556cm">
          <text:p text:style-name="P2"><text:span text:style-name="T1">ControlStkRangeB4a.py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2.684cm" svg:y1="2.651cm" svg:x2="17.446cm" svg:y2="4.556cm" draw:start-shape="id1" draw:start-glue-point="1" draw:end-shape="id3" draw:end-glue-point="0" svg:d="M12684 2651h4762v1905" svg:viewBox="0 0 4763 1906">
          <text:p/>
        </draw:connector>
        <draw:custom-shape draw:style-name="gr6" draw:text-style-name="P3" xml:id="id4" draw:id="id4" draw:layer="layout" svg:width="5.207cm" svg:height="3.302cm" svg:x="8.366cm" svg:y="10.525cm">
          <text:p text:style-name="P2"><text:span text:style-name="T1">DetermineDates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4" draw:layer="layout" svg:x1="4.323cm" svg:y1="7.271cm" svg:x2="8.366cm" svg:y2="12.176cm" draw:start-shape="id2" draw:end-shape="id4" draw:end-glue-point="5" svg:d="M4323 7271v4905h4043" svg:viewBox="0 0 4044 4906">
          <text:p/>
        </draw:connector>
        <draw:connector draw:style-name="gr7" draw:text-style-name="P4" draw:layer="layout" svg:x1="17.446cm" svg:y1="7.731cm" svg:x2="13.573cm" svg:y2="12.176cm" draw:start-shape="id3" draw:start-glue-point="2" draw:end-shape="id4" draw:end-glue-point="7" svg:d="M17446 7731v4445h-3873" svg:viewBox="0 0 3874 4446">
          <text:p/>
        </draw:connector>
        <draw:custom-shape draw:style-name="gr8" draw:text-style-name="P3" xml:id="id5" draw:id="id5" draw:layer="layout" svg:width="6.35cm" svg:height="3.175cm" svg:x="1.127cm" svg:y="12.811cm">
          <text:p text:style-name="P2"><text:span text:style-name="T1">StkVolumeAllTestsB4a.py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4.323cm" svg:y1="7.271cm" svg:x2="4.302cm" svg:y2="12.811cm" draw:start-shape="id2" draw:end-shape="id5" svg:d="M4323 7271v2770h-21v2770" svg:viewBox="0 0 22 5541">
          <text:p/>
        </draw:connector>
        <draw:custom-shape draw:style-name="gr9" draw:text-style-name="P2" xml:id="id6" draw:id="id6" draw:layer="layout" svg:width="6.223cm" svg:height="3.175cm" svg:x="14.208cm" svg:y="12.557cm">
          <text:p text:style-name="P2"><text:span text:style-name="T1">StkRangeAllTestsB4a.py</text:span></text:p>
          <text:p text:style-name="P2"/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7.446cm" svg:y1="7.731cm" svg:x2="17.319cm" svg:y2="12.557cm" draw:start-shape="id3" draw:end-shape="id6" svg:d="M17446 7731v2412h-127v2414" svg:viewBox="0 0 128 4827">
          <text:p/>
        </draw:connector>
        <draw:custom-shape draw:style-name="gr10" draw:text-style-name="P2" xml:id="id7" draw:id="id7" draw:layer="layout" svg:width="5.461cm" svg:height="2.029cm" draw:transform="skewX (0.0418879020478639) translate (8.331cm 4.559cm)">
          <text:p text:style-name="P2"><text:span text:style-name="T1">ControlStk.py</text:span></text:p>
          <text:p text:style-name="P2"/>
          <draw:enhanced-geometry svg:viewBox="0 0 21600 21600" draw:type="rectangle" draw:enhanced-path="M 0 0 L 21600 0 21600 21600 0 21600 0 0 Z N"/>
        </draw:custom-shape>
        <draw:custom-shape draw:style-name="gr11" draw:text-style-name="P3" xml:id="id8" draw:id="id8" draw:layer="layout" svg:width="5.334cm" svg:height="2.54cm" svg:x="5.312cm" svg:y="7.486cm">
          <text:p text:style-name="P3"><text:span text:style-name="T1">StkList.py</text:span></text:p>
          <text:p text:style-name="P3"><text:span text:style-name="T1">StkCSV.py</text:span></text:p>
          <text:p text:style-name="P3"><text:span text:style-name="T1">StkSQLP.py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2.684cm" svg:y1="2.651cm" svg:x2="12.684cm" svg:y2="2.651cm" draw:start-shape="id1" draw:end-shape="id1" svg:d="M12684 2651z" svg:viewBox="0 0 1 1">
          <text:p/>
        </draw:connector>
        <draw:connector draw:style-name="gr4" draw:text-style-name="P4" draw:layer="layout" draw:type="line" svg:x1="10.976cm" svg:y1="6.588cm" svg:x2="7.979cm" svg:y2="7.486cm" draw:start-shape="id7" draw:start-glue-point="2" draw:end-shape="id8" draw:end-glue-point="0" svg:d="M10976 6588l-2997 898" svg:viewBox="0 0 2998 899">
          <text:p/>
        </draw:connector>
        <draw:custom-shape draw:style-name="gr12" draw:text-style-name="P2" xml:id="id10" draw:id="id10" draw:layer="layout" svg:width="6.35cm" svg:height="1.778cm" svg:x="7.673cm" svg:y="22.69cm">
          <text:p text:style-name="P2"><text:span text:style-name="T1">StkPromptForSpanB4a.py</text:span></text:p>
          <text:p text:style-name="P2"/>
          <draw:enhanced-geometry svg:viewBox="0 0 21600 21600" draw:type="rectangle" draw:enhanced-path="M 0 0 L 21600 0 21600 21600 0 21600 0 0 Z N"/>
        </draw:custom-shape>
        <draw:custom-shape draw:style-name="gr13" draw:text-style-name="P2" xml:id="id9" draw:id="id9" draw:layer="layout" svg:width="6.477cm" svg:height="1.651cm" svg:x="7.604cm" svg:y="24.876cm">
          <text:p text:style-name="P2"><text:span text:style-name="T1">BuildSeriesM.py</text:span></text:p>
          <text:p text:style-name="P2"/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4.302cm" svg:y1="15.986cm" svg:x2="7.604cm" svg:y2="25.701cm" draw:start-shape="id5" draw:end-shape="id9" draw:end-glue-point="3" svg:d="M4302 15986v9715h3302" svg:viewBox="0 0 3303 9716">
          <text:p/>
        </draw:connector>
        <draw:connector draw:style-name="gr4" draw:text-style-name="P4" draw:layer="layout" draw:type="lines" svg:x1="4.302cm" svg:y1="15.986cm" svg:x2="7.673cm" svg:y2="23.579cm" draw:start-shape="id5" draw:start-glue-point="2" draw:end-shape="id10" draw:end-glue-point="3" svg:d="M4302 15986v500l2870 7093h501" svg:viewBox="0 0 3372 7594">
          <text:p/>
        </draw:connector>
        <draw:connector draw:style-name="gr4" draw:text-style-name="P4" draw:layer="layout" svg:x1="17.319cm" svg:y1="15.732cm" svg:x2="14.081cm" svg:y2="25.701cm" draw:start-shape="id6" draw:start-glue-point="2" draw:end-shape="id9" draw:end-glue-point="1" svg:d="M17319 15732v9969h-3238" svg:viewBox="0 0 3239 9970">
          <text:p/>
        </draw:connector>
        <draw:connector draw:style-name="gr4" draw:text-style-name="P4" draw:layer="layout" draw:type="line" svg:x1="17.319cm" svg:y1="15.732cm" svg:x2="14.023cm" svg:y2="23.579cm" draw:start-shape="id6" draw:start-glue-point="2" draw:end-shape="id10" draw:end-glue-point="1" svg:d="M17319 15732l-3296 7847" svg:viewBox="0 0 3297 7848">
          <text:p/>
        </draw:connector>
        <draw:connector draw:style-name="gr4" draw:text-style-name="P4" draw:layer="layout" draw:type="lines" svg:x1="10.144cm" svg:y1="4.048cm" svg:x2="11.061cm" svg:y2="4.559cm" draw:start-shape="id1" draw:start-glue-point="2" draw:end-shape="id7" svg:d="M10144 4048v501l917-492v502" svg:viewBox="0 0 918 512">
          <text:p/>
        </draw:connector>
        <draw:connector draw:style-name="gr4" draw:text-style-name="P4" draw:layer="layout" draw:type="line" svg:x1="10.976cm" svg:y1="6.588cm" svg:x2="10.97cm" svg:y2="10.525cm" draw:start-shape="id7" draw:start-glue-point="2" draw:end-shape="id4" draw:end-glue-point="4" svg:d="M10976 6588l-6 3937" svg:viewBox="0 0 7 39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3T11:42:57.262691000</meta:creation-date>
    <dc:date>2016-06-03T15:07:39.178307000</dc:date>
    <meta:editing-duration>PT1H13M5S</meta:editing-duration>
    <meta:editing-cycles>7</meta:editing-cycles>
    <meta:generator>LibreOffice/5.0.2.2$MacOSX_X86_64 LibreOffice_project/37b43f919e4de5eeaca9b9755ed688758a8251fe</meta:generator>
    <meta:document-statistic meta:object-count="25"/>
  </office:meta>
</office:document-meta>
</file>